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e12fa" officeooo:paragraph-rsid="000e12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office:version="1.2">
  <office:meta>
    <meta:creation-date>2019-07-05T03:15:21.675531315</meta:creation-date>
    <meta:editing-cycles>3</meta:editing-cycles>
    <meta:editing-duration>PT2M46S</meta:editing-duration>
    <dc:title>Test2 Markdown File</dc:title>
    <dc:date>2019-07-05T18:43:47.931641520</dc:date>
    <meta:generator>LibreOffice/6.1.6.3$Linux_X86_64 LibreOffice_project/10$Build-3</meta:generator>
    <meta:document-statistic meta:character-count="11" meta:image-count="0" meta:non-whitespace-character-count="10" meta:object-count="0" meta:page-count="1" meta:paragraph-count="1" meta:table-count="0" meta:word-count="2"/>
    <meta:user-defined meta:name="description" meta:value-tape="string">Test description of the test markdown file</meta:user-defined>
    <meta:user-defined meta:name="date" meta:value-tape="string">2019-01-13T17:00:00+01:00</meta:user-defined>
    <meta:user-defined meta:name="lastmod" meta:value-tape="string">2019-04-05T22:54:31+02:00</meta:user-defined>
    <meta:user-defined meta:name="draft" meta:value-tape="string">true</meta:user-defined>
    <meta:user-defined meta:name="tags" meta:value-tape="string">[ "tag1", "tag2" ]</meta:user-defined>
    <meta:user-defined meta:name="featuredimg" meta:value-tape="string"/>
  </office:meta>
</office:document-meta>
</file>